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15.60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0"/>
    <style:style style:name="ce2" style:family="table-cell" style:parent-style-name="Default" style:data-style-name="N100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</text:p>
          </table:table-cell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Ajouter fonction d'autoload des classes</text:p>
          </table:table-cell>
          <table:table-cell office:value-type="string" calcext:value-type="string">
            <text:p>Ajouter une fonction qui permette de charger automatiquement les fichiers de classes des fonctions à l'instanciation de celles-ci, sans avoir à inclure le fichier à chaque fois</text:p>
          </table:table-cell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2</text:p>
          </table:table-cell>
          <table:table-cell office:value-type="string" calcext:value-type="string">
            <text:p>Fait </text:p>
          </table:table-cell>
          <table:table-cell office:value-type="string" calcext:value-type="string">
            <text:p>Nettoyer les classes flux des require() inutiles</text:p>
          </table:table-cell>
          <table:table-cell/>
        </table:table-row>
        <table:table-row table:style-name="ro1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3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Remonter index.php à la racine</text:p>
          </table:table-cell>
          <table:table-cell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4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Ajouter documents de gestion dans le dépôt</text:p>
          </table:table-cell>
          <table:table-cell/>
        </table:table-row>
        <table:table-row table:style-name="ro3" table:number-rows-repeated="1048570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14-07-07T19:49:07.261748016</meta:creation-date>
    <dc:date>2014-07-07T20:04:08.522045642</dc:date>
    <dc:creator>olivier </dc:creator>
    <meta:editing-duration>PT1M28S</meta:editing-duration>
    <meta:editing-cycles>3</meta:editing-cycles>
    <meta:generator>LibreOffice/4.1.3.2$Linux_X86_64 LibreOffice_project/410m0$Build-2</meta:generator>
    <meta:document-statistic meta:table-count="1" meta:cell-count="22" meta:object-count="0"/>
  </office:meta>
</office:document-meta>
</file>